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Heading_20_3">
      <style:paragraph-properties fo:line-height="200%"/>
    </style:style>
    <style:style style:name="P2" style:family="paragraph" style:parent-style-name="Preformatted_20_Text">
      <style:paragraph-properties fo:margin-top="0cm" fo:margin-bottom="0.499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monospace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line-height="2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letter-spacing="normal" fo:font-style="normal" fo:font-weight="normal"/>
    </style:style>
    <style:style style:name="P4" style:family="paragraph" style:parent-style-name="Preformatted_20_Text">
      <style:paragraph-properties fo:text-align="justify" style:justify-single-word="false" fo:orphans="2" fo:widows="2" fo:padding="0cm" fo:border="none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line-height="200%" fo:text-align="justify" style:justify-single-word="false" fo:orphans="2" fo:widows="2" fo:padding="0cm" fo:border="none"/>
      <style:text-properties fo:font-variant="normal" fo:text-transform="none" fo:color="#000000" loext:opacity="100%" fo:letter-spacing="normal"/>
    </style:style>
    <style:style style:name="P6" style:family="paragraph" style:parent-style-name="Text_20_body">
      <style:paragraph-properties fo:margin-left="0cm" fo:margin-right="0cm" fo:margin-top="0cm" fo:margin-bottom="0.339cm" style:contextual-spacing="false" fo:line-height="2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9.60000038146973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200%" fo:text-align="justify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200%" fo:text-align="justify" style:justify-single-word="false" fo:orphans="2" fo:widows="2" fo:text-indent="0cm" style:auto-text-indent="false" fo:padding="0cm" fo:border="none"/>
      <style:text-properties officeooo:rsid="0008aa33" officeooo:paragraph-rsid="0008aa33"/>
    </style:style>
    <style:style style:name="T1" style:family="text">
      <style:text-properties fo:font-variant="normal" fo:text-transform="none" fo:color="#0a0446" loext:opacity="100%" style:font-name="Lato" fo:letter-spacing="normal" fo:font-style="normal" fo:font-weight="bold" loext:padding="0cm" loext:border="none"/>
    </style:style>
    <style:style style:name="T2" style:family="text">
      <style:text-properties fo:font-variant="normal" fo:text-transform="none" fo:color="#0a0446" loext:opacity="100%" fo:letter-spacing="normal" loext:padding="0cm" loext:border="none"/>
    </style:style>
    <style:style style:name="T3" style:family="text">
      <style:text-properties fo:font-variant="normal" fo:text-transform="none" fo:color="#000000" loext:opacity="100%" style:font-name="Lato" fo:font-size="9.60000038146973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000000" loext:opacity="100%" style:font-name="Lato" fo:font-size="9.60000038146973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Lato" fo:font-size="9.60000038146973pt" fo:letter-spacing="normal" fo:font-style="normal" fo:font-weight="normal" loext:padding="0cm" loext:border="none"/>
    </style:style>
    <style:style style:name="T6" style:family="text">
      <style:text-properties style:font-name="monospace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⇒ </text:span></text:span><text:span text:style-name="Strong_20_Emphasis"><text:span text:style-name="T1">Exercícios de fixação</text:span></text:span></text:h>
      <text:p text:style-name="P7"><text:span text:style-name="Strong_20_Emphasis"><text:span text:style-name="T3">Exercício 1.</text:span></text:span><text:span text:style-name="T4"> Crie uma classe chamada Cor, que possui 3 inteiros como atributos, sendo eles r, g e b. </text:span></text:p>
      <text:p text:style-name="P7"><text:span text:style-name="Strong_20_Emphasis"><text:span text:style-name="T3">Exercício 2.</text:span></text:span><text:span text:style-name="T4"> Crie uma classe chamada Computador, que possui 4 atributos, sendo eles a marca, a velocidade, o ano de fabricação e um atributo que indica se o computador é novo.</text:span></text:p>
      <text:p text:style-name="P7"><text:span text:style-name="Strong_20_Emphasis"><text:span text:style-name="T3">Exercício 3.</text:span></text:span><text:span text:style-name="T4"> Crie uma classe chamada Lampada, que possui um atributo indicando se a lâmpada está ligada.</text:span></text:p>
      <text:p text:style-name="P7"><text:span text:style-name="Strong_20_Emphasis"><text:span text:style-name="T3">Exercício 4.</text:span></text:span><text:span text:style-name="T4"> Crie uma classe chamada Produto, que possui um nome, um valor, uma descrição (tipo String) e uma quantidade em estoque.</text:span></text:p>
      <text:p text:style-name="P7"><text:span text:style-name="Strong_20_Emphasis"><text:span text:style-name="T3">Exercício 5.</text:span></text:span><text:span text:style-name="T4"> </text:span><text:span text:style-name="T5">Crie um construtor para cada uma das classes criadas.</text:span></text:p>
      <text:p text:style-name="P7"><text:span text:style-name="Strong_20_Emphasis"><text:span text:style-name="T3">Exercício 6.</text:span></text:span><text:span text:style-name="T5"> Pesquise (se necessário) e responda: o que é sobrecarga de métodos? </text:span></text:p>
      <text:p text:style-name="P8"><text:span text:style-name="T5">Sobrecarga de método é a utilização do “mesmo” método porém utilizando parâmetros diferentes para a execução dele.</text:span></text:p>
      <text:p text:style-name="P7"><text:span text:style-name="Strong_20_Emphasis"><text:span text:style-name="T3">Exercício 7. </text:span></text:span><text:span text:style-name="T4">Sobrecarregue o método construtor das classes criadas nos exercícios 1, 2, 3 e 4, criando mais um método deste tipo em cada uma delas.</text:span></text:p>
      <text:p text:style-name="P7"><text:span text:style-name="Strong_20_Emphasis"><text:span text:style-name="T3">Exercício 8. </text:span></text:span><text:span text:style-name="T4">O que são atributos? E o que são métodos?</text:span></text:p>
      <text:p text:style-name="P7"><text:span text:style-name="Strong_20_Emphasis"><text:span text:style-name="T3">Exercício 9.</text:span></text:span><text:span text:style-name="T4"> O  que  é  e  para  que  serve um  método construtor? Quais  as  duas características necessárias para que um método seja o construtor da classe? Exemplifique sua resposta.</text:span></text:p>
      <text:p text:style-name="P7"><text:span text:style-name="Strong_20_Emphasis"><text:span text:style-name="T3">Exercício 10.</text:span></text:span><text:span text:style-name="T4"> O que são e para que servem os métodos de acesso de uma classe? Exemplifique sua resposta.</text:span></text:p>
      <text:p text:style-name="P7"><text:span text:style-name="Strong_20_Emphasis"><text:span text:style-name="T3">Exercício 11. </text:span></text:span><text:span text:style-name="T4"> Seja x  uma variável inteira. Pesquise e responda: qual a diferença entre a utilização de x++  e ++x  no código? Exemplifique sua resposta.</text:span></text:p>
      <text:p text:style-name="P7"><text:span text:style-name="Strong_20_Emphasis"><text:span text:style-name="T3">Exercício 12.</text:span></text:span><text:span text:style-name="T4"> Suponha  a  existência  de  uma  classe  chamada  ContaCorrente,  com  os  atributos número  da  conta  (do  tipo  int) e  saldo  atual  (do  tipo  double).  Sabendo  que  NÃO  FOI  CRIADO  UM CONSTRUTOR NA CLASSE ContaCorrente, apenas os métodos de acesso, escreva o método main para criar 3 contas correntes com as seguintes informações (número, saldo):</text:span></text:p>
      <text:p text:style-name="P6">Conta 1: 1234, 100.00<text:line-break/>Conta 2: 8765, -98.00<text:line-break/>Conta 3: 3342, 3445.80</text:p>
      <text:p text:style-name="P7"><text:span text:style-name="Strong_20_Emphasis"><text:span text:style-name="T3">Exercício 13.</text:span></text:span><text:span text:style-name="T4"> Pesquisa (se necessário) e responda: o que é o método toString()? Como seria um exemplo de método toString()  dentro da classe ContaCorrente  descrita no exercício 12?</text:span></text:p>
      <text:p text:style-name="P7"><text:span text:style-name="Strong_20_Emphasis"><text:span text:style-name="T3">Exercício 14. </text:span></text:span><text:span text:style-name="T4">Considerando a classe abaixo, crie um método  main  que chama todos os métodos desta classe. A última linha de código deve ser a chamada ao método imprimeInformacoes(), na qual todas as informações devem aparecer corretamente.</text:span></text:p>
      <text:p text:style-name="P3"><text:soft-page-break/>public class Empregado{</text:p>
      <text:p text:style-name="P5"><text:s text:c="3"/><text:span text:style-name="T6">private String nome;</text:span></text:p>
      <text:p text:style-name="P5"><text:s text:c="3"/><text:span text:style-name="T6">private char turno;</text:span></text:p>
      <text:p text:style-name="P5"><text:s text:c="3"/><text:span text:style-name="T6">private double salario;</text:span></text:p>
      <text:p text:style-name="P5"><text:s text:c="3"/><text:span text:style-name="T6">public void aumentaSalario(double aumento){</text:span></text:p>
      <text:p text:style-name="P5"><text:s text:c="6"/><text:span text:style-name="T6">this.salario += aumento;</text:span></text:p>
      <text:p text:style-name="P5"><text:s text:c="3"/><text:span text:style-name="T6">}</text:span></text:p>
      <text:p text:style-name="P5"><text:s text:c="3"/><text:span text:style-name="T6">public double calculaAdicionalNoturno(){</text:span></text:p>
      <text:p text:style-name="P5"><text:s text:c="6"/><text:span text:style-name="T6">if(turno == 'n')</text:span></text:p>
      <text:p text:style-name="P5"><text:s text:c="9"/><text:span text:style-name="T6">turno = 'N';</text:span></text:p>
      <text:p text:style-name="P5"><text:s text:c="6"/><text:span text:style-name="T6">if(turno == 'N')</text:span></text:p>
      <text:p text:style-name="P5"><text:s text:c="9"/><text:span text:style-name="T6">return salario + salario*0.3;</text:span></text:p>
      <text:p text:style-name="P5"><text:s text:c="6"/><text:span text:style-name="T6">return 0;</text:span></text:p>
      <text:p text:style-name="P5"><text:s text:c="3"/><text:span text:style-name="T6">}</text:span></text:p>
      <text:p text:style-name="P5"><text:s text:c="3"/><text:span text:style-name="T6">public void imprimeInformacoes(){</text:span></text:p>
      <text:p text:style-name="P5"><text:s text:c="6"/><text:span text:style-name="T6">System.out.println("Nome: "+nome);</text:span></text:p>
      <text:p text:style-name="P5"><text:s text:c="6"/><text:span text:style-name="T6">System.out.println("Turno: "+turno);</text:span></text:p>
      <text:p text:style-name="P5"><text:s text:c="6"/><text:span text:style-name="T6">System.out.println("Salário: "+salário);</text:span></text:p>
      <text:p text:style-name="P5"><text:s text:c="6"/><text:span text:style-name="T6">System.out.println("Adicional noturno: "+calculaAdicionalNoturno());</text:span></text:p>
      <text:p text:style-name="P5"><text:s text:c="3"/><text:span text:style-name="T6">}</text:span></text:p>
      <text:p text:style-name="P5"><text:s text:c="3"/><text:span text:style-name="T6">public Empregado(String nome){</text:span></text:p>
      <text:p text:style-name="P5"><text:s text:c="6"/><text:span text:style-name="T6">this.nome = nome;</text:span></text:p>
      <text:p text:style-name="P5"><text:s text:c="3"/><text:span text:style-name="T6">}</text:span></text:p>
      <text:p text:style-name="P5"><text:s text:c="3"/><text:span text:style-name="T6">public void setTurno(char turno){</text:span></text:p>
      <text:p text:style-name="P5"><text:s text:c="6"/><text:span text:style-name="T6">this.turno = turno;</text:span></text:p>
      <text:p text:style-name="P5"><text:s text:c="3"/><text:span text:style-name="T6">}</text:span></text:p>
      <text:p text:style-name="P5"><text:s text:c="3"/><text:span text:style-name="T6">public void setSalario(double salario){</text:span></text:p>
      <text:p text:style-name="P5"><text:s text:c="6"/><text:span text:style-name="T6">this.salario = salario;</text:span></text:p>
      <text:p text:style-name="P4"><text:s text:c="3"/><text:span text:style-name="T6">}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7T03:39:50.466000000</meta:creation-date>
    <dc:date>2023-04-07T18:13:14.534000000</dc:date>
    <meta:editing-duration>PT14H33M25S</meta:editing-duration>
    <meta:editing-cycles>1</meta:editing-cycles>
    <meta:document-statistic meta:table-count="0" meta:image-count="0" meta:object-count="0" meta:page-count="2" meta:paragraph-count="47" meta:word-count="452" meta:character-count="3078" meta:non-whitespace-character-count="2499"/>
    <meta:generator>LibreOffice/7.4.5.1$Windows_X86_64 LibreOffice_project/9c0871452b3918c1019dde9bfac75448afc4b57f</meta:generator>
  </office:meta>
</office:document-meta>
</file>